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left" draw:textarea-vertical-align="top" draw:auto-grow-height="false" fo:min-height="0cm" fo:min-width="0cm" fo:padding-left="0.127cm" fo:padding-right="0.127cm" draw:shadow="hidden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2" draw:layer="layout" svg:width="12.775cm" svg:height="6.679cm" svg:x="0.692cm" svg:y="1.268cm" svg:viewBox="0 0 12776 6680" draw:points="0,0 12776,0 12772,6349 11101,6357 9803,6386 8765,6431 7862,6486 6015,6599 4833,6648 3323,6680 2269,6652 1459,6626 1,6565">
          <text:p text:style-name="P1"><text:span text:style-name="T1">MyType=”glideclient”</text:span></text:p>
          <text:p text:style-name="P1"><text:span text:style-name="T1">...</text:span></text:p>
          <text:p text:style-name="P1"><text:span text:style-name="T1">GlideinParamGLIDEIN_Collector=”mycollector.my.edu:9620-9629”</text:span></text:p>
          <text:p text:style-name="P1"><text:span text:style-name="T2">GlideinEncParamSecurityName=”name”</text:span></text:p>
          <text:p text:style-name="P1"><text:span text:style-name="T2">GlideinEncParamnr_x509_proxies=”N”</text:span></text:p>
          <text:p text:style-name="P1"><text:span text:style-name="T2">GlideinEncParamx509_proxy_0_identifier=”id0”</text:span></text:p>
          <text:p text:style-name="P1"><text:span text:style-name="T2">GlideinEncParamx509_proxy_0_security_class=”class0”</text:span></text:p>
          <text:p text:style-name="P1"><text:span text:style-name="T2">GlideinEncParamx509_proxy_0=”proxy0”</text:span></text:p>
          <text:p text:style-name="P1"><text:span text:style-name="T2">...</text:span></text:p>
          <text:p text:style-name="P1"><text:span text:style-name="T2">GlideinEncParamx509_proxy_N_identifier=”idN”</text:span></text:p>
          <text:p text:style-name="P1"><text:span text:style-name="T2">GlideinEncParamx509_proxy_N_security_class=”classN”</text:span></text:p>
          <text:p text:style-name="P1"><text:span text:style-name="T2">GlideinEncParamx509_proxy_N=”proxyN”</text:span></text:p>
        </draw:polygon>
        <draw:rect draw:style-name="gr2" draw:text-style-name="P4" draw:layer="layout" svg:width="12.776cm" svg:height="0.61cm" svg:x="0.689cm" svg:y="0.689cm">
          <text:p text:style-name="P3"><text:span text:style-name="T1">Published classa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14.173cm" fo:page-height="8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05-14T16:10:42</meta:creation-date>
    <dc:language>en-US</dc:language>
    <meta:editing-cycles>5</meta:editing-cycles>
    <meta:editing-duration>PT00H07M12S</meta:editing-duration>
    <dc:date>2010-03-01T17:11:12</dc:date>
    <dc:creator>Igor Sfiligoi</dc:creator>
    <meta:document-statistic meta:object-count="2"/>
    <meta:user-defined meta:name="Info 1"/>
    <meta:user-defined meta:name="Info 2"/>
    <meta:user-defined meta:name="Info 3"/>
    <meta:user-defined meta:name="Info 4"/>
  </office:meta>
</office:document-meta>
</file>